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2" draw:layer="layout" svg:width="3.346cm" svg:height="2.47cm" svg:x="6.154cm" svg:y="0.53cm">
          <text:p text:style-name="P1"><text:span text:style-name="T1">TestManager</text:span></text:p>
        </draw:rect>
        <draw:line draw:style-name="gr2" draw:text-style-name="P2" draw:layer="layout" svg:x1="1.044cm" svg:y1="2.247cm" svg:x2="1.093cm" svg:y2="3.894cm">
          <text:p/>
        </draw:line>
        <draw:custom-shape draw:style-name="gr3" draw:text-style-name="P2" draw:layer="layout" svg:width="3.767cm" svg:height="3.824cm" svg:x="0.3cm" svg:y="3.776cm">
          <text:p text:style-name="P1"><text:span text:style-name="T1">Component</text:span></text:p>
          <text:p text:style-name="P1"><text:span text:style-name="T1">under</text:span></text:p>
          <text:p text:style-name="P1"><text:span text:style-name="T1">test</text:span></text:p>
          <draw:enhanced-geometry svg:viewBox="0 0 21600 21600" draw:extrusion="false" draw:type="rectangle" draw:enhanced-path="M 0 0 L 21600 0 21600 21600 0 21600 0 0 Z N"/>
        </draw:custom-shape>
        <draw:rect draw:style-name="gr1" draw:text-style-name="P2" draw:layer="layout" svg:width="2.974cm" svg:height="1.647cm" svg:x="0.3cm" svg:y="0.6cm">
          <text:p text:style-name="P1"><text:span text:style-name="T1">Testcase</text:span></text:p>
        </draw:rect>
        <draw:rect draw:style-name="gr1" draw:text-style-name="P3" draw:layer="layout" svg:width="2.974cm" svg:height="0.659cm" svg:x="0.349cm" svg:y="2.659cm">
          <text:p text:style-name="P1"><text:span text:style-name="T2">APIwrapper</text:span></text:p>
        </draw:rect>
        <draw:line draw:style-name="gr4" draw:text-style-name="P3" draw:layer="layout" svg:x1="4cm" svg:y1="7cm" svg:x2="6cm" svg:y2="7cm">
          <text:p text:style-name="P1"><text:span text:style-name="T2">Events</text:span></text:p>
        </draw:line>
        <draw:rect draw:style-name="gr1" draw:text-style-name="P2" draw:layer="layout" svg:width="3.347cm" svg:height="1.647cm" svg:x="6cm" svg:y="6cm">
          <text:p text:style-name="P1"><text:span text:style-name="T1">Teststubs</text:span>/</text:p>
          <text:p text:style-name="P1"><text:span text:style-name="T1">listeners</text:span></text:p>
        </draw:rect>
        <draw:line draw:style-name="gr4" draw:text-style-name="P4" draw:layer="layout" svg:x1="7.364cm" svg:y1="5.953cm" svg:x2="8cm" svg:y2="3cm">
          <text:p text:style-name="P1"><text:span text:style-name="T1">Events</text:span></text:p>
        </draw:line>
        <draw:line draw:style-name="gr4" draw:text-style-name="P4" draw:layer="layout" svg:x1="3.323cm" svg:y1="3.071cm" svg:x2="6cm" svg:y2="2.5cm">
          <text:p text:style-name="P1"><text:span text:style-name="T1">Stimuli</text:span></text:p>
        </draw:line>
        <draw:line draw:style-name="gr4" draw:text-style-name="P5" draw:layer="layout" svg:x1="3.5cm" svg:y1="1.5cm" svg:x2="6cm" svg:y2="1.5cm">
          <text:p text:style-name="P1"><text:span text:style-name="T3">Specification</text:span></text:p>
        </draw:line>
        <draw:line draw:style-name="gr4" draw:text-style-name="P2" draw:layer="layout" svg:x1="4.067cm" svg:y1="5.541cm" svg:x2="7cm" svg:y2="3cm">
          <text:p text:style-name="P1"><text:span text:style-name="T1">Logs</text:span></text:p>
        </draw:line>
        <draw:rect draw:style-name="gr5" draw:text-style-name="P2" draw:layer="layout" svg:width="3.718cm" svg:height="2.059cm" svg:x="11.082cm" svg:y="1.588cm">
          <text:p/>
        </draw:rect>
        <draw:rect draw:style-name="gr1" draw:text-style-name="P2" draw:layer="layout" svg:width="4.09cm" svg:height="2.059cm" svg:x="10.338cm" svg:y="2cm">
          <text:p text:style-name="P1"><text:span text:style-name="T1">Testclient</text:span></text:p>
        </draw:rect>
        <draw:line draw:style-name="gr2" draw:text-style-name="P2" draw:layer="layout" svg:x1="9.5cm" svg:y1="3cm" svg:x2="10.338cm" svg:y2="3.071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5cm" fo:page-height="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2.979cm" svg:x="2.794cm" svg:y="4.932cm" draw:page-number="1"/>
      <draw:page-thumbnail draw:layer="backgroundobjects" svg:width="5.587cm" svg:height="2.979cm" svg:x="11.176cm" svg:y="4.932cm"/>
      <draw:page-thumbnail draw:layer="backgroundobjects" svg:width="5.587cm" svg:height="2.979cm" svg:x="19.558cm" svg:y="4.932cm"/>
      <draw:page-thumbnail draw:layer="backgroundobjects" svg:width="5.587cm" svg:height="2.979cm" svg:x="2.794cm" svg:y="13.676cm"/>
      <draw:page-thumbnail draw:layer="backgroundobjects" svg:width="5.587cm" svg:height="2.979cm" svg:x="11.176cm" svg:y="13.676cm"/>
      <draw:page-thumbnail draw:layer="backgroundobjects" svg:width="5.587cm" svg:height="2.979cm" svg:x="19.558cm" svg:y="13.676cm"/>
    </style:handout-master>
    <style:master-page style:name="Default" style:page-layout-name="PM1" draw:style-name="dp1">
      <draw:frame presentation:style-name="Default-title" draw:layer="backgroundobjects" svg:width="13.499cm" svg:height="1.336cm" svg:x="0.75cm" svg:y="0.318cm" presentation:class="title" presentation:placeholder="true">
        <draw:text-box/>
      </draw:frame>
      <draw:frame presentation:style-name="Default-outline1" draw:layer="backgroundobjects" svg:width="13.499cm" svg:height="5.28cm" svg:x="0.75cm" svg:y="1.872cm" presentation:class="outline" presentation:placeholder="true">
        <draw:text-box/>
      </draw:frame>
      <draw:frame presentation:style-name="pr1" draw:text-style-name="P1" draw:layer="backgroundobjects" svg:width="3.494cm" svg:height="0.552cm" svg:x="0.75cm" svg:y="7.28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4.754cm" svg:height="0.552cm" svg:x="5.13cm" svg:y="7.28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3.494cm" svg:height="0.552cm" svg:x="10.755cm" svg:y="7.2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Mikis Sørensen</meta:initial-creator>
    <meta:creation-date>2006-02-14T21:18:47</meta:creation-date>
    <dc:creator>Mikis Sørensen</dc:creator>
    <dc:date>2006-02-15T22:42:05</dc:date>
    <dc:language>da-DK</dc:language>
    <meta:editing-cycles>6</meta:editing-cycles>
    <meta:editing-duration>PT11M53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